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draw:fill="none" fo:min-height="0.628cm"/>
    </style:style>
    <style:style style:name="gr2" style:family="graphic" style:parent-style-name="text">
      <style:graphic-properties draw:stroke="none" draw:fill="none" fo:min-height="0.377cm"/>
    </style:style>
    <style:style style:name="gr3" style:family="graphic" style:parent-style-name="text">
      <style:graphic-properties draw:stroke="none" draw:fill="none" fo:min-height="0.85cm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text">
      <style:graphic-properties draw:stroke="none" draw:fill="none" fo:min-height="1.971cm"/>
    </style:style>
    <style:style style:name="gr1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text">
      <style:graphic-properties draw:stroke="none" draw:fill="none" fo:min-height="2.365cm"/>
    </style:style>
    <style:style style:name="gr30" style:family="graphic" style:parent-style-name="text">
      <style:graphic-properties draw:stroke="none" draw:fill="none" fo:min-height="1.577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509cm" fo:min-width="1.4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  <style:text-properties fo:color="#1e6a39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color="#1e6a39"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/>
      <style:text-properties fo:color="#28471f" fo:font-weight="normal" style:font-weight-asian="normal" style:font-weight-complex="normal"/>
    </style:style>
    <style:style style:name="P7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/>
      <style:paragraph-properties fo:text-align="center"/>
      <style:text-properties fo:color="#3465a4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/>
      <style:paragraph-properties fo:text-align="center"/>
      <style:text-properties fo:color="#7b3d00"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fo:text-align="center"/>
      <style:text-properties fo:color="#7b3d00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color="#3465a4" fo:font-size="14pt" style:font-size-asian="14pt" style:font-size-complex="14pt"/>
    </style:style>
    <style:style style:name="P18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e6a39" fo:font-size="14pt" style:font-size-asian="14pt" style:font-size-complex="14pt"/>
    </style:style>
    <style:style style:name="T5" style:family="text">
      <style:text-properties fo:color="#1e6a39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28471f" fo:font-weight="normal" style:font-weight-asian="normal" style:font-weight-complex="normal"/>
    </style:style>
    <style:style style:name="T7" style:family="text">
      <style:text-properties fo:color="#28471f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465a4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3465a4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7b3d00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7b3d00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7b3d00" fo:font-size="14pt" style:font-size-asian="14pt" style:font-size-complex="14pt"/>
    </style:style>
    <style:style style:name="T14" style:family="text">
      <style:text-properties fo:color="#3465a4" fo:font-size="14pt" style:font-size-asian="14pt" style:font-size-complex="14pt"/>
    </style:style>
    <style:style style:name="T15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4.473cm" svg:height="0.878cm" svg:x="21.9cm" svg:y="6.722cm">
          <draw:text-box>
            <text:p text:style-name="P1"><text:span text:style-name="T1">inetRouter</text:span></text:p>
          </draw:text-box>
        </draw:frame>
        <draw:frame draw:style-name="gr2" draw:text-style-name="P3" draw:layer="layout" svg:width="4.473cm" svg:height="1.433cm" svg:x="22.1cm" svg:y="10.273cm">
          <draw:text-box>
            <text:p><text:span text:style-name="T2">eth0 10.0.2.15/24</text:span></text:p>
            <text:p><text:span text:style-name="T3">eth1 192.168.255.1/30</text:span></text:p>
            <text:p><text:span text:style-name="T3"/></text:p>
          </draw:text-box>
        </draw:frame>
        <draw:frame draw:style-name="gr3" draw:text-style-name="P4" draw:layer="layout" svg:width="5.673cm" svg:height="1.1cm" svg:x="17.1cm" svg:y="6.3cm">
          <draw:text-box>
            <text:p text:style-name="P1"><text:span text:style-name="T4">centralRouter</text:span></text:p>
          </draw:text-box>
        </draw:frame>
        <draw:frame draw:style-name="gr3" draw:text-style-name="P5" draw:layer="layout" svg:width="5.673cm" svg:height="1.1cm" svg:x="6.9cm" svg:y="6.9cm">
          <draw:text-box>
            <text:p text:style-name="P1"><text:span text:style-name="T5">centralServer</text:span></text:p>
          </draw:text-box>
        </draw:frame>
        <draw:frame draw:style-name="gr3" draw:text-style-name="P6" draw:layer="layout" svg:width="4.473cm" svg:height="1.1cm" svg:x="6.801cm" svg:y="9.9cm">
          <draw:text-box>
            <text:p><text:span text:style-name="T6"><text:s text:c="2"/></text:span><text:span text:style-name="T7">eth1 192.168.0.2/28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" draw:text-style-name="P7" draw:layer="layout" svg:width="1.242cm" svg:height="0.821cm" svg:x="9.103cm" svg:y="9.478cm" svg:viewBox="0 0 1243 822" svg:d="M0 822c352 0 903-260 1141-431s0-391-120-391z">
            <text:p/>
          </draw:path>
          <draw:g>
            <draw:polygon draw:style-name="gr5" draw:text-style-name="P8" draw:layer="layout" svg:width="0.72cm" svg:height="2.034cm" svg:x="8.382cm" svg:y="8.265cm" svg:viewBox="0 0 721 2035" draw:points="0,1565 0,0 721,470 721,2035">
              <text:p/>
            </draw:polygon>
            <draw:polygon draw:style-name="gr6" draw:text-style-name="P9" draw:layer="layout" svg:width="1.02cm" svg:height="2.229cm" svg:x="9.103cm" svg:y="8.07cm" svg:viewBox="0 0 1021 2230" draw:points="0,2230 0,665 1021,0 1021,1565">
              <text:p/>
            </draw:polygon>
            <draw:polygon draw:style-name="gr7" draw:text-style-name="P10" draw:layer="layout" svg:width="1.741cm" svg:height="1.134cm" svg:x="8.382cm" svg:y="7.6cm" svg:viewBox="0 0 1742 1135" draw:points="721,1135 0,665 1021,0 1742,470">
              <text:p/>
            </draw:polygon>
            <draw:polygon draw:style-name="gr8" draw:text-style-name="P11" draw:layer="layout" svg:width="1.741cm" svg:height="2.699cm" svg:x="8.382cm" svg:y="7.6cm" svg:viewBox="0 0 1742 2700" draw:points="0,2230 0,665 1021,0 1742,470 1742,2035 721,2700">
              <text:p/>
            </draw:polygon>
            <draw:line draw:style-name="gr9" draw:text-style-name="P12" draw:layer="layout" svg:x1="8.982cm" svg:y1="9.909cm" svg:x2="8.502cm" svg:y2="9.596cm">
              <text:p/>
            </draw:line>
            <draw:line draw:style-name="gr10" draw:text-style-name="P12" draw:layer="layout" svg:x1="8.982cm" svg:y1="10.065cm" svg:x2="8.502cm" svg:y2="9.752cm">
              <text:p/>
            </draw:line>
            <draw:line draw:style-name="gr11" draw:text-style-name="P12" draw:layer="layout" svg:x1="8.982cm" svg:y1="9.987cm" svg:x2="8.502cm" svg:y2="9.674cm">
              <text:p/>
            </draw:line>
            <draw:polyline draw:style-name="gr12" draw:text-style-name="P12" draw:layer="layout" svg:width="0.599cm" svg:height="0.469cm" svg:x="8.442cm" svg:y="8.5cm" svg:viewBox="0 0 600 470" draw:points="600,470 0,78 0,0">
              <text:p/>
            </draw:polyline>
            <draw:polyline draw:style-name="gr13" draw:text-style-name="P12" draw:layer="layout" svg:width="0.589cm" svg:height="0.47cm" svg:x="8.452cm" svg:y="8.498cm" svg:viewBox="0 0 590 471" draw:points="590,471 590,393 0,0">
              <text:p/>
            </draw:polyline>
            <draw:polygon draw:style-name="gr14" draw:text-style-name="P13" draw:layer="layout" svg:width="0.069cm" svg:height="0.137cm" svg:x="8.664cm" svg:y="9.281cm" svg:viewBox="0 0 70 138" draw:points="0,92 0,0 70,46 70,138">
              <text:p/>
            </draw:polygon>
            <draw:line draw:style-name="gr15" draw:text-style-name="P12" draw:layer="layout" svg:x1="8.982cm" svg:y1="9.83cm" svg:x2="8.502cm" svg:y2="9.517cm">
              <text:p/>
            </draw:line>
          </draw:g>
        </draw:g>
        <draw:frame draw:style-name="gr16" draw:text-style-name="P3" draw:layer="layout" svg:width="4.473cm" svg:height="3.009cm" svg:x="13.8cm" svg:y="9.476cm">
          <draw:text-box>
            <text:p><text:span text:style-name="T7">e</text:span><text:span text:style-name="T7">t</text:span><text:span text:style-name="T7">h</text:span><text:span text:style-name="T7">1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5</text:span><text:span text:style-name="T7">5</text:span><text:span text:style-name="T7">.</text:span><text:span text:style-name="T7">2</text:span><text:span text:style-name="T7">/</text:span><text:span text:style-name="T7">3</text:span><text:span text:style-name="T7">0</text:span></text:p>
            <text:p><text:span text:style-name="T7">e</text:span><text:span text:style-name="T7">t</text:span><text:span text:style-name="T7">h</text:span><text:span text:style-name="T7">2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5</text:span><text:span text:style-name="T7">5</text:span><text:span text:style-name="T7">.</text:span><text:span text:style-name="T7">5</text:span><text:span text:style-name="T7">/</text:span><text:span text:style-name="T7">3</text:span><text:span text:style-name="T7">0</text:span></text:p>
            <text:p><text:span text:style-name="T7">e</text:span><text:span text:style-name="T7">t</text:span><text:span text:style-name="T7">h</text:span><text:span text:style-name="T7">3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2</text:span><text:span text:style-name="T7">5</text:span><text:span text:style-name="T7">5</text:span><text:span text:style-name="T7">.</text:span><text:span text:style-name="T7">9</text:span><text:span text:style-name="T7">/</text:span><text:span text:style-name="T7">3</text:span><text:span text:style-name="T7">0</text:span></text:p>
            <text:p><text:span text:style-name="T7">e</text:span><text:span text:style-name="T7">t</text:span><text:span text:style-name="T7">h</text:span><text:span text:style-name="T7">4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1</text:span><text:span text:style-name="T7">/</text:span><text:span text:style-name="T7">2</text:span><text:span text:style-name="T7">8</text:span></text:p>
            <text:p><text:span text:style-name="T7">e</text:span><text:span text:style-name="T7">t</text:span><text:span text:style-name="T7">h</text:span><text:span text:style-name="T7">5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3</text:span><text:span text:style-name="T7">3</text:span><text:span text:style-name="T7">/</text:span><text:span text:style-name="T7">2</text:span><text:span text:style-name="T7">8</text:span></text:p>
            <text:p><text:span text:style-name="T7">e</text:span><text:span text:style-name="T7">t</text:span><text:span text:style-name="T7">h</text:span><text:span text:style-name="T7">6</text:span><text:span text:style-name="T7"> </text:span><text:span text:style-name="T7">1</text:span><text:span text:style-name="T7">9</text:span><text:span text:style-name="T7">2</text:span><text:span text:style-name="T7">.</text:span><text:span text:style-name="T7">1</text:span><text:span text:style-name="T7">6</text:span><text:span text:style-name="T7">8</text:span><text:span text:style-name="T7">.</text:span><text:span text:style-name="T7">0</text:span><text:span text:style-name="T7">.</text:span><text:span text:style-name="T7">6</text:span><text:span text:style-name="T7">5</text:span><text:span text:style-name="T7">/</text:span><text:span text:style-name="T7">2</text:span><text:span text:style-name="T7">6</text:span></text:p>
            <text:p><text:span text:style-name="T8"/></text:p>
          </draw:text-box>
        </draw:frame>
        <draw:frame draw:style-name="gr3" draw:text-style-name="P14" draw:layer="layout" svg:width="5.673cm" svg:height="1.1cm" svg:x="6.4cm" svg:y="0.901cm">
          <draw:text-box>
            <text:p text:style-name="P1"><text:span text:style-name="T9">o</text:span><text:span text:style-name="T9">f</text:span><text:span text:style-name="T9">f</text:span><text:span text:style-name="T9">i</text:span><text:span text:style-name="T9">c</text:span><text:span text:style-name="T9">e</text:span><text:span text:style-name="T9">1</text:span><text:span text:style-name="T9">S</text:span><text:span text:style-name="T9">e</text:span><text:span text:style-name="T9">r</text:span><text:span text:style-name="T9">v</text:span><text:span text:style-name="T9">e</text:span><text:span text:style-name="T9">r</text:span></text:p>
          </draw:text-box>
        </draw:frame>
        <draw:frame draw:style-name="gr3" draw:text-style-name="P6" draw:layer="layout" svg:width="4.473cm" svg:height="1.1cm" svg:x="6.801cm" svg:y="4.001cm">
          <draw:text-box>
            <text:p><text:span text:style-name="T6"><text:s/></text:span><text:span text:style-name="T6"><text:s/></text:span><text:span text:style-name="T10">e</text:span><text:span text:style-name="T10">t</text:span><text:span text:style-name="T10">h</text:span><text:span text:style-name="T10">1</text:span><text:span text:style-name="T10"> </text:span><text:span text:style-name="T10">1</text:span><text:span text:style-name="T10">9</text:span><text:span text:style-name="T10">2</text:span><text:span text:style-name="T10">.</text:span><text:span text:style-name="T10">1</text:span><text:span text:style-name="T10">6</text:span><text:span text:style-name="T10">8</text:span><text:span text:style-name="T10">.</text:span><text:span text:style-name="T10">2</text:span><text:span text:style-name="T10">.</text:span><text:span text:style-name="T10">2</text:span><text:span text:style-name="T10">/</text:span><text:span text:style-name="T10">2</text:span><text:span text:style-name="T10">6</text:span></text:p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7" draw:text-style-name="P7" draw:layer="layout" svg:width="1.242cm" svg:height="0.821cm" svg:x="9.103cm" svg:y="3.479cm" svg:viewBox="0 0 1243 822" svg:d="M0 822c352 0 903-260 1141-431s0-391-120-391z">
            <text:p/>
          </draw:path>
          <draw:g>
            <draw:polygon draw:style-name="gr18" draw:text-style-name="P8" draw:layer="layout" svg:width="0.72cm" svg:height="2.034cm" svg:x="8.382cm" svg:y="2.266cm" svg:viewBox="0 0 721 2035" draw:points="0,1565 0,0 721,470 721,2035">
              <text:p/>
            </draw:polygon>
            <draw:polygon draw:style-name="gr19" draw:text-style-name="P9" draw:layer="layout" svg:width="1.02cm" svg:height="2.229cm" svg:x="9.103cm" svg:y="2.071cm" svg:viewBox="0 0 1021 2230" draw:points="0,2230 0,665 1021,0 1021,1565">
              <text:p/>
            </draw:polygon>
            <draw:polygon draw:style-name="gr20" draw:text-style-name="P10" draw:layer="layout" svg:width="1.741cm" svg:height="1.134cm" svg:x="8.382cm" svg:y="1.601cm" svg:viewBox="0 0 1742 1135" draw:points="721,1135 0,665 1021,0 1742,470">
              <text:p/>
            </draw:polygon>
            <draw:polygon draw:style-name="gr21" draw:text-style-name="P11" draw:layer="layout" svg:width="1.741cm" svg:height="2.699cm" svg:x="8.382cm" svg:y="1.601cm" svg:viewBox="0 0 1742 2700" draw:points="0,2230 0,665 1021,0 1742,470 1742,2035 721,2700">
              <text:p/>
            </draw:polygon>
            <draw:line draw:style-name="gr22" draw:text-style-name="P12" draw:layer="layout" svg:x1="8.982cm" svg:y1="3.91cm" svg:x2="8.502cm" svg:y2="3.597cm">
              <text:p/>
            </draw:line>
            <draw:line draw:style-name="gr23" draw:text-style-name="P12" draw:layer="layout" svg:x1="8.982cm" svg:y1="4.066cm" svg:x2="8.502cm" svg:y2="3.753cm">
              <text:p/>
            </draw:line>
            <draw:line draw:style-name="gr24" draw:text-style-name="P12" draw:layer="layout" svg:x1="8.982cm" svg:y1="3.988cm" svg:x2="8.502cm" svg:y2="3.675cm">
              <text:p/>
            </draw:line>
            <draw:polyline draw:style-name="gr25" draw:text-style-name="P12" draw:layer="layout" svg:width="0.599cm" svg:height="0.469cm" svg:x="8.442cm" svg:y="2.501cm" svg:viewBox="0 0 600 470" draw:points="600,470 0,78 0,0">
              <text:p/>
            </draw:polyline>
            <draw:polyline draw:style-name="gr26" draw:text-style-name="P12" draw:layer="layout" svg:width="0.589cm" svg:height="0.47cm" svg:x="8.452cm" svg:y="2.499cm" svg:viewBox="0 0 590 471" draw:points="590,471 590,393 0,0">
              <text:p/>
            </draw:polyline>
            <draw:polygon draw:style-name="gr27" draw:text-style-name="P13" draw:layer="layout" svg:width="0.069cm" svg:height="0.137cm" svg:x="8.664cm" svg:y="3.282cm" svg:viewBox="0 0 70 138" draw:points="0,92 0,0 70,46 70,138">
              <text:p/>
            </draw:polygon>
            <draw:line draw:style-name="gr28" draw:text-style-name="P12" draw:layer="layout" svg:x1="8.982cm" svg:y1="3.831cm" svg:x2="8.502cm" svg:y2="3.518cm">
              <text:p/>
            </draw:line>
          </draw:g>
        </draw:g>
        <draw:frame draw:style-name="gr29" draw:text-style-name="P3" draw:layer="layout" svg:width="4.473cm" svg:height="2.615cm" svg:x="10.744cm" svg:y="4.039cm">
          <draw:text-box>
            <text:p><text:span text:style-name="T10">eth1 </text:span><text:span text:style-name="T10">192.</text:span><text:span text:style-name="T10">168.</text:span><text:span text:style-name="T10">255.</text:span><text:span text:style-name="T10">6/30</text:span></text:p>
            <text:p><text:span text:style-name="T10">eth2 </text:span><text:span text:style-name="T10">192.</text:span><text:span text:style-name="T10">168.</text:span><text:span text:style-name="T10">2.1/</text:span><text:span text:style-name="T10">26</text:span></text:p>
            <text:p><text:span text:style-name="T10">eth3 </text:span><text:span text:style-name="T10">192.</text:span><text:span text:style-name="T10">168.</text:span><text:span text:style-name="T10">2.65</text:span><text:span text:style-name="T10">/26</text:span></text:p>
            <text:p><text:span text:style-name="T10">eth4 </text:span><text:span text:style-name="T10">192.</text:span><text:span text:style-name="T10">168.</text:span><text:span text:style-name="T10">2.12</text:span><text:span text:style-name="T10">9/26</text:span></text:p>
            <text:p><text:span text:style-name="T10">eth5 </text:span><text:span text:style-name="T10">192.</text:span><text:span text:style-name="T10">168.</text:span><text:span text:style-name="T10">2.19</text:span><text:span text:style-name="T10">3/26</text:span></text:p>
            <text:p><text:span text:style-name="T8"/></text:p>
          </draw:text-box>
        </draw:frame>
        <draw:frame draw:style-name="gr3" draw:text-style-name="P6" draw:layer="layout" svg:width="4.473cm" svg:height="1.1cm" svg:x="6.802cm" svg:y="16.591cm">
          <draw:text-box>
            <text:p><text:span text:style-name="T6"><text:s text:c="2"/></text:span><text:span text:style-name="T11">eth1 192.168.1.2/25</text:span></text:p>
          </draw:text-box>
        </draw:frame>
        <draw:frame draw:style-name="gr3" draw:text-style-name="P15" draw:layer="layout" svg:width="5.673cm" svg:height="1.1cm" svg:x="6.501cm" svg:y="13.501cm">
          <draw:text-box>
            <text:p text:style-name="P1"><text:span text:style-name="T12">office2Server</text:span></text:p>
          </draw:text-box>
        </draw:frame>
        <draw:frame draw:style-name="gr3" draw:text-style-name="P16" draw:layer="layout" svg:width="5.673cm" svg:height="1.1cm" svg:x="11.529cm" svg:y="13.5cm">
          <draw:text-box>
            <text:p text:style-name="P1"><text:span text:style-name="T13">office2Router</text:span></text:p>
          </draw:text-box>
        </draw:frame>
        <draw:frame draw:style-name="gr3" draw:text-style-name="P17" draw:layer="layout" svg:width="5.673cm" svg:height="1.1cm" svg:x="11.429cm" svg:y="0.9cm">
          <draw:text-box>
            <text:p text:style-name="P1"><text:span text:style-name="T14">office1Router</text:span></text:p>
          </draw:text-box>
        </draw:frame>
        <draw:frame draw:style-name="gr16" draw:text-style-name="P3" draw:layer="layout" svg:width="6.197cm" svg:height="2.221cm" svg:x="1.303cm" svg:y="2.002cm">
          <draw:text-box>
            <text:p><text:span text:style-name="T10">192.168.2.0/26 - dev</text:span></text:p>
            <text:p><text:span text:style-name="T10">192.168.2.64/26 - test servers</text:span></text:p>
            <text:p><text:span text:style-name="T10">192.168.2.128/26 - managers</text:span></text:p>
            <text:p><text:span text:style-name="T10">192.168.2.192/26 - office hardware</text:span></text:p>
            <text:p><text:span text:style-name="T8"/></text:p>
          </draw:text-box>
        </draw:frame>
        <draw:frame draw:style-name="gr30" draw:text-style-name="P3" draw:layer="layout" svg:width="6.197cm" svg:height="1.827cm" svg:x="1.103cm" svg:y="8.201cm">
          <draw:text-box>
            <text:p><text:span text:style-name="T7">192.168.0.0/28 - directors</text:span></text:p>
            <text:p><text:span text:style-name="T7">192.168.0.32/28 - office hardware</text:span></text:p>
            <text:p><text:span text:style-name="T7">192.168.0.64/26 - wifi</text:span></text:p>
            <text:p><text:span text:style-name="T8"/></text:p>
          </draw:text-box>
        </draw:frame>
        <draw:frame draw:style-name="gr16" draw:text-style-name="P3" draw:layer="layout" svg:width="4.473cm" svg:height="2.221cm" svg:x="12.427cm" svg:y="16.979cm">
          <draw:text-box>
            <text:p><text:span text:style-name="T11">eth1 192.168.255.10/30</text:span></text:p>
            <text:p><text:span text:style-name="T11">eth2 192.168.1.1/25</text:span></text:p>
            <text:p><text:span text:style-name="T11">eth3 192.168.1.129/26</text:span></text:p>
            <text:p><text:span text:style-name="T11">eth4 192.168.1.193/26</text:span></text:p>
            <text:p><text:span text:style-name="T8"/></text:p>
          </draw:text-box>
        </draw:frame>
        <draw:frame draw:style-name="gr30" draw:text-style-name="P3" draw:layer="layout" svg:width="6.5cm" svg:height="1.827cm" svg:x="1.4cm" svg:y="14.779cm">
          <draw:text-box>
            <text:p><text:span text:style-name="T11">192.168.1.0/25 - dev</text:span></text:p>
            <text:p><text:span text:style-name="T11">192.168.1.128/26 - test servers</text:span></text:p>
            <text:p><text:span text:style-name="T11">192.168.1.192/26 - office hardware</text:span></text:p>
            <text:p><text:span text:style-name="T8"/></text:p>
          </draw:text-box>
        </draw:frame>
        <draw:g>
          <draw:custom-shape draw:style-name="gr31" draw:text-style-name="P18" draw:layer="layout" svg:width="2.76cm" svg:height="2.543cm" svg:x="26.1cm" svg:y="7.8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1.687cm" svg:height="2.379cm" svg:x="26.713cm" svg:y="7.939cm" svg:viewBox="0 0 1688 2380" draw:points="0,165 308,165 459,82 767,0 1226,165 921,165 1073,410 613,820 459,902 308,985 613,1148 767,1313 1226,1313 1688,1559 1380,2051 921,2380 921,1888 613,1559 767,1395 459,1148 154,1067 0,739">
            <text:p/>
          </draw:polygon>
          <draw:path draw:style-name="gr33" draw:text-style-name="P19" draw:layer="layout" svg:width="0.696cm" svg:height="1.083cm" svg:x="28.093cm" svg:y="8.086cm" svg:viewBox="0 0 697 1084" svg:d="M613 1084v-82l-154-246v-247l-151-327-308-165c308-165 921 902 613 1067z">
            <text:p/>
          </draw:path>
          <draw:g>
            <draw:line draw:style-name="gr34" draw:text-style-name="P20" draw:layer="layout" svg:x1="27.326cm" svg:y1="9.498cm" svg:x2="27.172cm" svg:y2="8.924cm">
              <text:p/>
            </draw:line>
            <draw:line draw:style-name="gr35" draw:text-style-name="P20" draw:layer="layout" svg:x1="27.326cm" svg:y1="9.497cm" svg:x2="27.48cm" svg:y2="9.087cm">
              <text:p/>
            </draw:line>
            <draw:line draw:style-name="gr36" draw:text-style-name="P20" draw:layer="layout" svg:x1="27.634cm" svg:y1="9.497cm" svg:x2="27.48cm" svg:y2="9.087cm">
              <text:p/>
            </draw:line>
            <draw:line draw:style-name="gr37" draw:text-style-name="P20" draw:layer="layout" svg:x1="27.634cm" svg:y1="9.498cm" svg:x2="27.788cm" svg:y2="8.924cm">
              <text:p/>
            </draw:line>
          </draw:g>
          <draw:g>
            <draw:line draw:style-name="gr38" draw:text-style-name="P20" draw:layer="layout" svg:x1="28.247cm" svg:y1="9.498cm" svg:x2="28.093cm" svg:y2="8.924cm">
              <text:p/>
            </draw:line>
            <draw:line draw:style-name="gr39" draw:text-style-name="P20" draw:layer="layout" svg:x1="28.247cm" svg:y1="9.497cm" svg:x2="28.401cm" svg:y2="9.087cm">
              <text:p/>
            </draw:line>
            <draw:line draw:style-name="gr40" draw:text-style-name="P20" draw:layer="layout" svg:x1="28.555cm" svg:y1="9.497cm" svg:x2="28.401cm" svg:y2="9.087cm">
              <text:p/>
            </draw:line>
            <draw:line draw:style-name="gr41" draw:text-style-name="P20" draw:layer="layout" svg:x1="28.552cm" svg:y1="9.498cm" svg:x2="28.706cm" svg:y2="8.924cm">
              <text:p/>
            </draw:line>
          </draw:g>
          <draw:g>
            <draw:line draw:style-name="gr42" draw:text-style-name="P20" draw:layer="layout" svg:x1="26.407cm" svg:y1="9.498cm" svg:x2="26.253cm" svg:y2="8.924cm">
              <text:p/>
            </draw:line>
            <draw:line draw:style-name="gr43" draw:text-style-name="P20" draw:layer="layout" svg:x1="26.407cm" svg:y1="9.497cm" svg:x2="26.561cm" svg:y2="9.087cm">
              <text:p/>
            </draw:line>
            <draw:line draw:style-name="gr44" draw:text-style-name="P20" draw:layer="layout" svg:x1="26.713cm" svg:y1="9.497cm" svg:x2="26.559cm" svg:y2="9.087cm">
              <text:p/>
            </draw:line>
            <draw:line draw:style-name="gr45" draw:text-style-name="P20" draw:layer="layout" svg:x1="26.713cm" svg:y1="9.498cm" svg:x2="26.867cm" svg:y2="8.924cm">
              <text:p/>
            </draw:line>
          </draw:g>
        </draw:g>
        <draw:line draw:style-name="gr46" draw:text-style-name="P21" draw:layer="layout" svg:x1="24.1cm" svg:y1="9cm" svg:x2="26.2cm" svg:y2="9cm">
          <text:p/>
        </draw:line>
        <draw:line draw:style-name="gr47" draw:text-style-name="P21" draw:layer="layout" svg:x1="15.2cm" svg:y1="3.7cm" svg:x2="18.8cm" svg:y2="8.2cm">
          <text:p/>
        </draw:line>
        <draw:line draw:style-name="gr47" draw:text-style-name="P21" draw:layer="layout" svg:x1="15.1cm" svg:y1="15.2cm" svg:x2="18.8cm" svg:y2="10cm">
          <text:p/>
        </draw:line>
        <draw:g>
          <draw:path draw:style-name="gr48" draw:text-style-name="P7" draw:layer="layout" svg:width="0.935cm" svg:height="0.776cm" svg:x="19.464cm" svg:y="9.266cm" svg:viewBox="0 0 936 777" svg:d="M0 777c407 0 936-222 936-444s-16-333-312-333c0 238-624 459-624 777z">
            <text:p/>
          </draw:path>
          <draw:path draw:style-name="gr49" draw:text-style-name="P22" draw:layer="layout" svg:width="2.287cm" svg:height="1.333cm" svg:x="17.801cm" svg:y="8.766cm" svg:viewBox="0 0 2288 1334" svg:d="M2288 0c0 0 0 889-1 666 2 390-493 668-1142 668-648 0-1144-278-1145-668 1 1 0-277 0-666 0 389 520 666 1144 666 625 0 1144-277 1144-666z">
            <text:p/>
          </draw:path>
          <draw:path draw:style-name="gr50" draw:text-style-name="P23" draw:layer="layout" svg:width="2.286cm" svg:height="1.331cm" svg:x="17.8cm" svg:y="8.1cm" svg:viewBox="0 0 2287 1332" svg:d="M1143 0c649 0 1144 288 1144 666 0 377-495 666-1144 666-648 0-1143-289-1143-666 0-378 495-666 1143-666z">
            <text:p/>
          </draw:path>
          <draw:polygon draw:style-name="gr51" draw:text-style-name="P24" draw:layer="layout" svg:width="0.623cm" svg:height="0.332cm" svg:x="19.048cm" svg:y="8.822cm" svg:viewBox="0 0 624 333" draw:points="312,0 208,56 624,278 520,333 104,111 0,167 0,0">
            <text:p/>
          </draw:polygon>
          <draw:polygon draw:style-name="gr52" draw:text-style-name="P24" draw:layer="layout" svg:width="0.623cm" svg:height="0.332cm" svg:x="18.216cm" svg:y="8.378cm" svg:viewBox="0 0 624 333" draw:points="520,222 624,167 624,333 311,333 415,278 0,56 104,0">
            <text:p/>
          </draw:polygon>
          <draw:polygon draw:style-name="gr53" draw:text-style-name="P24" draw:layer="layout" svg:width="0.623cm" svg:height="0.332cm" svg:x="18.216cm" svg:y="8.822cm" svg:viewBox="0 0 624 333" draw:points="104,222 521,0 624,56 208,278 311,333 0,333 0,167">
            <text:p/>
          </draw:polygon>
          <draw:polygon draw:style-name="gr54" draw:text-style-name="P24" draw:layer="layout" svg:width="0.623cm" svg:height="0.332cm" svg:x="19.048cm" svg:y="8.378cm" svg:viewBox="0 0 624 333" draw:points="415,56 311,0 624,0 624,167 520,111 104,333 0,278">
            <text:p/>
          </draw:polygon>
          <draw:path draw:style-name="gr55" draw:text-style-name="P25" draw:layer="layout" svg:width="2.288cm" svg:height="1.998cm" svg:x="17.8cm" svg:y="8.1cm" svg:viewBox="0 0 2289 1999" svg:d="M1143 0c649 0 1146 289 1146 666l-1 667c0 389-520 666-1144 666-623 0-1144-277-1144-666 0 0 1-667 0-667 0-378 495-666 1143-666z">
            <text:p/>
          </draw:path>
        </draw:g>
        <draw:line draw:style-name="gr47" draw:text-style-name="P21" draw:layer="layout" svg:x1="10.1cm" svg:y1="9cm" svg:x2="17.8cm" svg:y2="9cm">
          <text:p/>
        </draw:line>
        <draw:line draw:style-name="gr47" draw:text-style-name="P21" draw:layer="layout" svg:x1="10.1cm" svg:y1="3.1cm" svg:x2="13.4cm" svg:y2="3.1cm">
          <text:p/>
        </draw:line>
        <draw:g>
          <draw:path draw:style-name="gr56" draw:text-style-name="P7" draw:layer="layout" svg:width="0.935cm" svg:height="0.582cm" svg:x="14.964cm" svg:y="3.275cm" svg:viewBox="0 0 936 583" svg:d="M0 583c407 0 936-167 936-333 0-167-16-250-312-250 0 179-624 344-624 583z">
            <text:p/>
          </draw:path>
          <draw:path draw:style-name="gr57" draw:text-style-name="P22" draw:layer="layout" svg:width="2.287cm" svg:height="1cm" svg:x="13.301cm" svg:y="2.9cm" svg:viewBox="0 0 2288 1001" svg:d="M2288 0c0 0 0 667-1 500 2 292-493 501-1142 501-648 0-1144-209-1145-501 1 0 0-208 0-500 0 292 520 500 1144 500 625 0 1144-208 1144-500z">
            <text:p/>
          </draw:path>
          <draw:path draw:style-name="gr58" draw:text-style-name="P23" draw:layer="layout" svg:width="2.286cm" svg:height="0.998cm" svg:x="13.3cm" svg:y="2.4cm" svg:viewBox="0 0 2287 999" svg:d="M1143 0c649 0 1144 216 1144 500 0 282-495 499-1144 499-648 0-1143-217-1143-499 0-284 495-500 1143-500z">
            <text:p/>
          </draw:path>
          <draw:polygon draw:style-name="gr59" draw:text-style-name="P24" draw:layer="layout" svg:width="0.623cm" svg:height="0.249cm" svg:x="14.548cm" svg:y="2.942cm" svg:viewBox="0 0 624 250" draw:points="312,0 208,42 624,209 520,250 104,83 0,125 0,0">
            <text:p/>
          </draw:polygon>
          <draw:polygon draw:style-name="gr60" draw:text-style-name="P24" draw:layer="layout" svg:width="0.623cm" svg:height="0.249cm" svg:x="13.716cm" svg:y="2.609cm" svg:viewBox="0 0 624 250" draw:points="520,167 624,125 624,250 311,250 415,209 0,42 104,0">
            <text:p/>
          </draw:polygon>
          <draw:polygon draw:style-name="gr61" draw:text-style-name="P24" draw:layer="layout" svg:width="0.623cm" svg:height="0.249cm" svg:x="13.716cm" svg:y="2.942cm" svg:viewBox="0 0 624 250" draw:points="104,167 521,0 624,42 208,209 311,250 0,250 0,125">
            <text:p/>
          </draw:polygon>
          <draw:polygon draw:style-name="gr62" draw:text-style-name="P24" draw:layer="layout" svg:width="0.623cm" svg:height="0.249cm" svg:x="14.548cm" svg:y="2.609cm" svg:viewBox="0 0 624 250" draw:points="415,42 311,0 624,0 624,125 520,83 104,250 0,209">
            <text:p/>
          </draw:polygon>
          <draw:path draw:style-name="gr63" draw:text-style-name="P25" draw:layer="layout" svg:width="2.288cm" svg:height="1.498cm" svg:x="13.3cm" svg:y="2.4cm" svg:viewBox="0 0 2289 1499" svg:d="M1143 0c649 0 1146 217 1146 500l-1 500c0 292-520 499-1144 499-623 0-1144-207-1144-499 0 0 1-500 0-500 0-284 495-500 1143-500z">
            <text:p/>
          </draw:path>
        </draw:g>
        <draw:line draw:style-name="gr47" draw:text-style-name="P21" draw:layer="layout" svg:x1="10cm" svg:y1="15.6cm" svg:x2="13.3cm" svg:y2="15.6cm">
          <text:p/>
        </draw:lin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4" draw:text-style-name="P7" draw:layer="layout" svg:width="1.242cm" svg:height="0.821cm" svg:x="9.104cm" svg:y="16.069cm" svg:viewBox="0 0 1243 822" svg:d="M0 822c352 0 903-260 1141-431s0-391-120-391z">
            <text:p/>
          </draw:path>
          <draw:g>
            <draw:polygon draw:style-name="gr65" draw:text-style-name="P8" draw:layer="layout" svg:width="0.72cm" svg:height="2.034cm" svg:x="8.383cm" svg:y="14.856cm" svg:viewBox="0 0 721 2035" draw:points="0,1565 0,0 721,470 721,2035">
              <text:p/>
            </draw:polygon>
            <draw:polygon draw:style-name="gr66" draw:text-style-name="P9" draw:layer="layout" svg:width="1.02cm" svg:height="2.229cm" svg:x="9.104cm" svg:y="14.661cm" svg:viewBox="0 0 1021 2230" draw:points="0,2230 0,665 1021,0 1021,1565">
              <text:p/>
            </draw:polygon>
            <draw:polygon draw:style-name="gr67" draw:text-style-name="P10" draw:layer="layout" svg:width="1.741cm" svg:height="1.134cm" svg:x="8.383cm" svg:y="14.191cm" svg:viewBox="0 0 1742 1135" draw:points="721,1135 0,665 1021,0 1742,470">
              <text:p/>
            </draw:polygon>
            <draw:polygon draw:style-name="gr68" draw:text-style-name="P11" draw:layer="layout" svg:width="1.741cm" svg:height="2.699cm" svg:x="8.383cm" svg:y="14.191cm" svg:viewBox="0 0 1742 2700" draw:points="0,2230 0,665 1021,0 1742,470 1742,2035 721,2700">
              <text:p/>
            </draw:polygon>
            <draw:line draw:style-name="gr69" draw:text-style-name="P12" draw:layer="layout" svg:x1="8.983cm" svg:y1="16.5cm" svg:x2="8.503cm" svg:y2="16.187cm">
              <text:p/>
            </draw:line>
            <draw:line draw:style-name="gr70" draw:text-style-name="P12" draw:layer="layout" svg:x1="8.983cm" svg:y1="16.656cm" svg:x2="8.503cm" svg:y2="16.343cm">
              <text:p/>
            </draw:line>
            <draw:line draw:style-name="gr71" draw:text-style-name="P12" draw:layer="layout" svg:x1="8.983cm" svg:y1="16.578cm" svg:x2="8.503cm" svg:y2="16.265cm">
              <text:p/>
            </draw:line>
            <draw:polyline draw:style-name="gr72" draw:text-style-name="P12" draw:layer="layout" svg:width="0.599cm" svg:height="0.469cm" svg:x="8.443cm" svg:y="15.091cm" svg:viewBox="0 0 600 470" draw:points="600,470 0,78 0,0">
              <text:p/>
            </draw:polyline>
            <draw:polyline draw:style-name="gr73" draw:text-style-name="P12" draw:layer="layout" svg:width="0.589cm" svg:height="0.47cm" svg:x="8.453cm" svg:y="15.089cm" svg:viewBox="0 0 590 471" draw:points="590,471 590,393 0,0">
              <text:p/>
            </draw:polyline>
            <draw:polygon draw:style-name="gr74" draw:text-style-name="P13" draw:layer="layout" svg:width="0.069cm" svg:height="0.137cm" svg:x="8.665cm" svg:y="15.872cm" svg:viewBox="0 0 70 138" draw:points="0,92 0,0 70,46 70,138">
              <text:p/>
            </draw:polygon>
            <draw:line draw:style-name="gr75" draw:text-style-name="P12" draw:layer="layout" svg:x1="8.983cm" svg:y1="16.421cm" svg:x2="8.503cm" svg:y2="16.108cm">
              <text:p/>
            </draw:line>
          </draw:g>
        </draw:g>
        <draw:g>
          <draw:path draw:style-name="gr76" draw:text-style-name="P7" draw:layer="layout" svg:width="0.935cm" svg:height="0.776cm" svg:x="14.864cm" svg:y="15.766cm" svg:viewBox="0 0 936 777" svg:d="M0 777c407 0 936-222 936-444s-16-333-312-333c0 238-624 459-624 777z">
            <text:p/>
          </draw:path>
          <draw:path draw:style-name="gr77" draw:text-style-name="P22" draw:layer="layout" svg:width="2.287cm" svg:height="1.333cm" svg:x="13.201cm" svg:y="15.266cm" svg:viewBox="0 0 2288 1334" svg:d="M2288 0c0 0 0 889-1 666 2 390-493 668-1142 668-648 0-1144-278-1145-668 1 1 0-277 0-666 0 389 520 666 1144 666 625 0 1144-277 1144-666z">
            <text:p/>
          </draw:path>
          <draw:path draw:style-name="gr78" draw:text-style-name="P23" draw:layer="layout" svg:width="2.286cm" svg:height="1.331cm" svg:x="13.2cm" svg:y="14.6cm" svg:viewBox="0 0 2287 1332" svg:d="M1143 0c649 0 1144 288 1144 666 0 377-495 666-1144 666-648 0-1143-289-1143-666 0-378 495-666 1143-666z">
            <text:p/>
          </draw:path>
          <draw:polygon draw:style-name="gr79" draw:text-style-name="P24" draw:layer="layout" svg:width="0.623cm" svg:height="0.332cm" svg:x="14.448cm" svg:y="15.322cm" svg:viewBox="0 0 624 333" draw:points="312,0 208,56 624,278 520,333 104,111 0,167 0,0">
            <text:p/>
          </draw:polygon>
          <draw:polygon draw:style-name="gr80" draw:text-style-name="P24" draw:layer="layout" svg:width="0.623cm" svg:height="0.332cm" svg:x="13.616cm" svg:y="14.878cm" svg:viewBox="0 0 624 333" draw:points="520,222 624,167 624,333 311,333 415,278 0,56 104,0">
            <text:p/>
          </draw:polygon>
          <draw:polygon draw:style-name="gr81" draw:text-style-name="P24" draw:layer="layout" svg:width="0.623cm" svg:height="0.332cm" svg:x="13.616cm" svg:y="15.322cm" svg:viewBox="0 0 624 333" draw:points="104,222 521,0 624,56 208,278 311,333 0,333 0,167">
            <text:p/>
          </draw:polygon>
          <draw:polygon draw:style-name="gr82" draw:text-style-name="P24" draw:layer="layout" svg:width="0.623cm" svg:height="0.332cm" svg:x="14.448cm" svg:y="14.878cm" svg:viewBox="0 0 624 333" draw:points="415,56 311,0 624,0 624,167 520,111 104,333 0,278">
            <text:p/>
          </draw:polygon>
          <draw:path draw:style-name="gr83" draw:text-style-name="P25" draw:layer="layout" svg:width="2.288cm" svg:height="1.998cm" svg:x="13.2cm" svg:y="14.6cm" svg:viewBox="0 0 2289 1999" svg:d="M1143 0c649 0 1146 289 1146 666l-1 667c0 389-520 666-1144 666-623 0-1144-277-1144-666 0 0 1-667 0-667 0-378 495-666 1143-666z">
            <text:p/>
          </draw:path>
        </draw:g>
        <draw:line draw:style-name="gr47" draw:text-style-name="P21" draw:layer="layout" svg:x1="20.1cm" svg:y1="9cm" svg:x2="22.9cm" svg:y2="9cm">
          <text:p/>
        </draw:line>
        <draw:g>
          <draw:path draw:style-name="gr84" draw:text-style-name="P7" draw:layer="layout" svg:width="0.935cm" svg:height="0.776cm" svg:x="24.464cm" svg:y="9.266cm" svg:viewBox="0 0 936 777" svg:d="M0 777c407 0 936-222 936-444s-16-333-312-333c0 238-624 459-624 777z">
            <text:p/>
          </draw:path>
          <draw:path draw:style-name="gr85" draw:text-style-name="P22" draw:layer="layout" svg:width="2.287cm" svg:height="1.333cm" svg:x="22.801cm" svg:y="8.766cm" svg:viewBox="0 0 2288 1334" svg:d="M2288 0c0 0 0 889-1 666 2 390-493 668-1142 668-648 0-1144-278-1145-668 1 1 0-277 0-666 0 389 520 666 1144 666 625 0 1144-277 1144-666z">
            <text:p/>
          </draw:path>
          <draw:path draw:style-name="gr86" draw:text-style-name="P23" draw:layer="layout" svg:width="2.286cm" svg:height="1.331cm" svg:x="22.8cm" svg:y="8.1cm" svg:viewBox="0 0 2287 1332" svg:d="M1143 0c649 0 1144 288 1144 666 0 377-495 666-1144 666-648 0-1143-289-1143-666 0-378 495-666 1143-666z">
            <text:p/>
          </draw:path>
          <draw:polygon draw:style-name="gr87" draw:text-style-name="P24" draw:layer="layout" svg:width="0.623cm" svg:height="0.332cm" svg:x="24.048cm" svg:y="8.822cm" svg:viewBox="0 0 624 333" draw:points="312,0 208,56 624,278 520,333 104,111 0,167 0,0">
            <text:p/>
          </draw:polygon>
          <draw:polygon draw:style-name="gr88" draw:text-style-name="P24" draw:layer="layout" svg:width="0.623cm" svg:height="0.332cm" svg:x="23.216cm" svg:y="8.378cm" svg:viewBox="0 0 624 333" draw:points="520,222 624,167 624,333 311,333 415,278 0,56 104,0">
            <text:p/>
          </draw:polygon>
          <draw:polygon draw:style-name="gr89" draw:text-style-name="P24" draw:layer="layout" svg:width="0.623cm" svg:height="0.332cm" svg:x="23.216cm" svg:y="8.822cm" svg:viewBox="0 0 624 333" draw:points="104,222 521,0 624,56 208,278 311,333 0,333 0,167">
            <text:p/>
          </draw:polygon>
          <draw:polygon draw:style-name="gr90" draw:text-style-name="P24" draw:layer="layout" svg:width="0.623cm" svg:height="0.332cm" svg:x="24.048cm" svg:y="8.378cm" svg:viewBox="0 0 624 333" draw:points="415,56 311,0 624,0 624,167 520,111 104,333 0,278">
            <text:p/>
          </draw:polygon>
          <draw:path draw:style-name="gr91" draw:text-style-name="P25" draw:layer="layout" svg:width="2.288cm" svg:height="1.998cm" svg:x="22.8cm" svg:y="8.1cm" svg:viewBox="0 0 2289 1999" svg:d="M1143 0c649 0 1146 289 1146 666l-1 667c0 389-520 666-1144 666-623 0-1144-277-1144-666 0 0 1-667 0-667 0-378 495-666 1143-666z">
            <text:p/>
          </draw:path>
        </draw:g>
        <draw:frame draw:style-name="gr3" draw:text-style-name="P6" draw:layer="layout" svg:width="1.6cm" svg:height="1.1cm" svg:x="9.6cm" svg:y="2.2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11.9cm" svg:y="2.2cm">
          <draw:text-box>
            <text:p><text:span text:style-name="T6"><text:s text:c="2"/></text:span><text:span text:style-name="T15">eth2</text:span></text:p>
          </draw:text-box>
        </draw:frame>
        <draw:frame draw:style-name="gr3" draw:text-style-name="P6" draw:layer="layout" svg:width="1.6cm" svg:height="1.1cm" svg:x="15cm" svg:y="3.3cm">
          <draw:text-box>
            <text:p><text:span text:style-name="T6"><text:s text:c="2"/></text:span><text:span text:style-name="T15">et</text:span><text:span text:style-name="T15">h1</text:span></text:p>
          </draw:text-box>
        </draw:frame>
        <draw:frame draw:style-name="gr3" draw:text-style-name="P6" draw:layer="layout" svg:width="1.6cm" svg:height="1.1cm" svg:x="18.1cm" svg:y="7.2cm">
          <draw:text-box>
            <text:p><text:span text:style-name="T6"><text:s text:c="2"/></text:span><text:span text:style-name="T15">eth2</text:span></text:p>
          </draw:text-box>
        </draw:frame>
        <draw:frame draw:style-name="gr3" draw:text-style-name="P6" draw:layer="layout" svg:width="1.6cm" svg:height="1.1cm" svg:x="16.4cm" svg:y="8.1cm">
          <draw:text-box>
            <text:p><text:span text:style-name="T6"><text:s text:c="2"/></text:span><text:span text:style-name="T15">eth4</text:span></text:p>
          </draw:text-box>
        </draw:frame>
        <draw:frame draw:style-name="gr3" draw:text-style-name="P6" draw:layer="layout" svg:width="1.6cm" svg:height="1.1cm" svg:x="18.1cm" svg:y="9.9cm">
          <draw:text-box>
            <text:p><text:span text:style-name="T6"><text:s text:c="2"/></text:span><text:span text:style-name="T15">eth3</text:span></text:p>
          </draw:text-box>
        </draw:frame>
        <draw:frame draw:style-name="gr3" draw:text-style-name="P6" draw:layer="layout" svg:width="1.6cm" svg:height="1.1cm" svg:x="19.7cm" svg:y="8.1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21.3cm" svg:y="8.1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24.6cm" svg:y="8.1cm">
          <draw:text-box>
            <text:p><text:span text:style-name="T6"><text:s text:c="2"/></text:span><text:span text:style-name="T15">eth0</text:span></text:p>
          </draw:text-box>
        </draw:frame>
        <draw:frame draw:style-name="gr3" draw:text-style-name="P6" draw:layer="layout" svg:width="1.6cm" svg:height="1.1cm" svg:x="9.6cm" svg:y="8.1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9.6cm" svg:y="14.7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15cm" svg:y="14.3cm">
          <draw:text-box>
            <text:p><text:span text:style-name="T6"><text:s text:c="2"/></text:span><text:span text:style-name="T15">eth1</text:span></text:p>
          </draw:text-box>
        </draw:frame>
        <draw:frame draw:style-name="gr3" draw:text-style-name="P6" draw:layer="layout" svg:width="1.6cm" svg:height="1.1cm" svg:x="11.8cm" svg:y="14.7cm">
          <draw:text-box>
            <text:p><text:span text:style-name="T6"><text:s text:c="2"/></text:span><text:span text:style-name="T15">eth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linear" draw:start-color="#3465a4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55308d" draw:marker-start-width="0.35cm" draw:marker-end-width="0.35cm" draw:fill="none" draw:fill-gradient-name="Gradient_20_14" draw:fill-hatch-name="Hatching_20_2" draw:fill-image-name="Bitmap_20_2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solid" draw:stroke-dash="Dashed_20__28_var_29__20_2" svg:stroke-color="#8d1d75" draw:fill="none" draw:fill-gradient-name="Gradient_20_13" draw:fill-hatch-name="Hatching_20_2" draw:fill-image-name="Bitmap_20_1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1T12:20:18.754520046</meta:creation-date>
    <dc:date>2021-07-22T15:03:43.184796181</dc:date>
    <meta:editing-duration>PT8H23M39S</meta:editing-duration>
    <meta:editing-cycles>13</meta:editing-cycles>
    <meta:generator>LibreOffice/6.1.5.2$Linux_X86_64 LibreOffice_project/10$Build-2</meta:generator>
    <meta:document-statistic meta:object-count="134"/>
  </office:meta>
</office:document-meta>
</file>